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Heading_20_1">
      <style:paragraph-properties fo:break-before="page"/>
      <style:text-properties officeooo:rsid="0018f12a" officeooo:paragraph-rsid="0018f12a" style:language-asian="ja" style:country-asian="JP"/>
    </style:style>
    <style:style style:name="P4" style:family="paragraph" style:parent-style-name="Heading_20_1">
      <style:paragraph-properties fo:break-before="page"/>
      <style:text-properties officeooo:rsid="00230e20" officeooo:paragraph-rsid="00230e20" style:language-asian="ja" style:country-asian="JP"/>
    </style:style>
    <style:style style:name="P5" style:family="paragraph" style:parent-style-name="Heading_20_1">
      <style:paragraph-properties fo:break-before="page"/>
      <style:text-properties officeooo:rsid="001bcf3e" officeooo:paragraph-rsid="001bcf3e"/>
    </style:style>
    <style:style style:name="P6" style:family="paragraph" style:parent-style-name="Standard">
      <style:text-properties officeooo:rsid="0018f12a" officeooo:paragraph-rsid="0018f12a" style:language-asian="ja" style:country-asian="JP"/>
    </style:style>
    <style:style style:name="P7" style:family="paragraph" style:parent-style-name="Standard">
      <style:text-properties fo:font-size="18pt" officeooo:rsid="0018f12a" officeooo:paragraph-rsid="0018f12a" style:language-asian="ja" style:country-asian="JP"/>
    </style:style>
    <style:style style:name="P8" style:family="paragraph" style:parent-style-name="Text_20_body">
      <style:text-properties officeooo:rsid="0018f12a" officeooo:paragraph-rsid="0018f12a" style:language-asian="ja" style:country-asian="JP"/>
    </style:style>
    <style:style style:name="P9" style:family="paragraph" style:parent-style-name="Text_20_body">
      <style:text-properties officeooo:paragraph-rsid="0018f12a"/>
    </style:style>
    <style:style style:name="P10" style:family="paragraph" style:parent-style-name="Text_20_body">
      <style:text-properties officeooo:rsid="001bcf3e" officeooo:paragraph-rsid="001bcf3e"/>
    </style:style>
    <style:style style:name="P11" style:family="paragraph" style:parent-style-name="Text_20_body">
      <style:text-properties officeooo:paragraph-rsid="001bcf3e"/>
    </style:style>
    <style:style style:name="P12" style:family="paragraph" style:parent-style-name="Text_20_body">
      <style:text-properties officeooo:rsid="00211ab9" officeooo:paragraph-rsid="00211ab9"/>
    </style:style>
    <style:style style:name="P13" style:family="paragraph" style:parent-style-name="Text_20_body">
      <style:text-properties officeooo:paragraph-rsid="00230e20"/>
    </style:style>
    <style:style style:name="P14" style:family="paragraph" style:parent-style-name="Text_20_body">
      <style:text-properties officeooo:rsid="0027350a" officeooo:paragraph-rsid="0027350a"/>
    </style:style>
    <style:style style:name="T1" style:family="text">
      <style:text-properties style:language-asian="ja" style:country-asian="JP"/>
    </style:style>
    <style:style style:name="T2" style:family="text">
      <style:text-properties officeooo:rsid="001bcf3e" style:language-asian="ja" style:country-asian="JP"/>
    </style:style>
    <style:style style:name="T3" style:family="text">
      <style:text-properties officeooo:rsid="001da8aa" style:language-asian="ja" style:country-asian="JP"/>
    </style:style>
    <style:style style:name="T4" style:family="text">
      <style:text-properties officeooo:rsid="001f54ef" style:language-asian="ja" style:country-asian="JP"/>
    </style:style>
    <style:style style:name="T5" style:family="text">
      <style:text-properties officeooo:rsid="001fd2d6" style:language-asian="ja" style:country-asian="JP"/>
    </style:style>
    <style:style style:name="T6" style:family="text">
      <style:text-properties officeooo:rsid="00211ab9" style:language-asian="ja" style:country-asian="JP"/>
    </style:style>
    <style:style style:name="T7" style:family="text">
      <style:text-properties officeooo:rsid="0021f2a3" style:language-asian="ja" style:country-asian="JP"/>
    </style:style>
    <style:style style:name="T8" style:family="text">
      <style:text-properties officeooo:rsid="00230e20" style:language-asian="ja" style:country-asian="JP"/>
    </style:style>
    <style:style style:name="T9" style:family="text">
      <style:text-properties officeooo:rsid="00240762" style:language-asian="ja" style:country-asian="JP"/>
    </style:style>
    <style:style style:name="T10" style:family="text">
      <style:text-properties officeooo:rsid="0028bfb6" style:language-asian="ja" style:country-asian="JP"/>
    </style:style>
    <style:style style:name="T11" style:family="text">
      <style:text-propertie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is-list-header="true">Table of Contents</text:h>
      <text:p text:style-name="P9"/>
      <text:p text:style-name="P9"/>
      <text:p text:style-name="P8">Info. . . . . . . . . . . . . . . . . . . . . . . . . . . . . . . . . . . . . . . . . . . . . . . . . . . . . . . . . . . . . . . . . . . . . . . . . . . . . . 2</text:p>
      <text:h text:style-name="P3" text:outline-level="1">Info.</text:h>
      <text:p text:style-name="P7"/>
      <text:p text:style-name="P7"/>
      <text:p text:style-name="P7"/>
      <text:p text:style-name="P6"><text:span text:style-name="T11">The purpose of this document is to layout fundamental design processes for the animal behaviors in animal sim. This will include going over superficial things like tabs, how many parameters to overload before a line break, and other style things as well as core and general things such as how to integrate into the main simulation update, what will be provided in terms of a coding API. This will be broken up into different pages.</text:span></text:p>
      <text:h text:style-name="P5" text:outline-level="1"><text:span text:style-name="T1">Entities</text:span></text:h>
      <text:p text:style-name="P11"><text:span text:style-name="T2"/></text:p>
      <text:p text:style-name="P11"><text:span text:style-name="T2"/></text:p>
      <text:p text:style-name="P10"><text:span text:style-name="T1">Entities are the most basic form of living creature in Animal Sim. </text:span><text:span text:style-name="T3">They consist of a ID, </text:span><text:span text:style-name="T5">UpdateFuncID</text:span><text:span text:style-name="T3">, </text:span><text:span text:style-name="T6">SpriteID,</text:span><text:span text:style-name="T3"> position, velocity, and alive flag. When alive, they run their update function every frame. </text:span><text:span text:style-name="T4">This function is not a member of the class, but something defined separate from the Entity. </text:span><text:span text:style-name="T5">We use the Entities UpdateFuncID to know what function to call. This ID is linked to the update function in a method that is used to resolve the ID to call it’s function.</text:span></text:p>
      <text:p text:style-name="P12"><text:span text:style-name="T5">S</text:span><text:span text:style-name="T1">priteID’s are the same as the </text:span><text:span text:style-name="T7">UpdateFuncID. They are used in a function that resolves a Rectangle variable to the master texture atlas.</text:span></text:p>
      <text:p text:style-name="P14"><text:span text:style-name="T7">T</text:span><text:span text:style-name="T1">he sounds emitted by an Entity are directly specified by the entities update function. They are stored in a class called Sounds.</text:span></text:p>
      <text:h text:style-name="P4" text:outline-level="1">Ecosystem.</text:h>
      <text:p text:style-name="P13"><text:span text:style-name="T8"/></text:p>
      <text:p text:style-name="P13"><text:span text:style-name="T8"/></text:p>
      <text:p text:style-name="P13"><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bookmark-start text:name="PageNumWizard_HEADER_Default Page Style1"/><text:page-number text:select-page="current">3</text:page-number><text:bookmark-end text:name="PageNumWizard_HEADER_Default Page Style1"/></text:p>
      </style:header>
      <style:header-left>
        <text:p text:style-name="MP2"><text:bookmark-start text:name="PageNumWizard_HEADER_Default Page Style2"/><text:page-number text:select-page="current">4</text:page-number><text:bookmark-end text:name="PageNumWizard_HEADER_Default Page Style2"/></text:p>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23:08:25.466000000</meta:creation-date>
    <dc:date>2024-05-19T23:31:59.135000000</dc:date>
    <meta:editing-duration>PT23M27S</meta:editing-duration>
    <meta:editing-cycles>13</meta:editing-cycles>
    <meta:generator>LibreOffice/7.6.0.3$Windows_X86_64 LibreOffice_project/69edd8b8ebc41d00b4de3915dc82f8f0fc3b6265</meta:generator>
    <meta:document-statistic meta:table-count="0" meta:image-count="0" meta:object-count="0" meta:page-count="4" meta:paragraph-count="12" meta:word-count="290" meta:character-count="1368" meta:non-whitespace-character-count="1090"/>
  </office:meta>
</office:document-meta>
</file>